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df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49" draw:layer="" svg:width="149.99978400000pt" svg:height="100.00000000000pt"/>
          <draw:rect draw:style-name="gr3" draw:id="shape3" draw:name="rect148" draw:layer="" svg:width="149.99978400000pt" svg:height="50.00007040000pt"/>
          <draw:path draw:style-name="gr2" draw:id="shape4" draw:name="path141" draw:layer="" svg:width="22.79048959410pt" svg:height="35.62831302539pt" svg:x="11.85612873811pt" svg:y="7.68232331659pt" svg:viewBox="0 0 23 36" svg:d="M22.6338 0.694701C15.7398 2.27437 10.6173 7.37587 9.16898 14.312C7.20123 23.7353 13.3433 32.9619 22.7905 34.9314C13.2458 37.651 3.38255 32.1676 0.686315 22.7167C-2.00962 13.2661 3.47711 3.40889 12.9339 0.714319C16.2536 -0.231814 19.3099 -0.237759 22.6338 0.694661Z" koffice:nodeTypes="ccccccc"/>
          <draw:path draw:style-name="gr2" draw:id="shape5" draw:name="polygon142" draw:layer="" svg:width="26.75894046815pt" svg:height="25.19197737846pt" draw:transform="matrix(0.32351681000 0.00000000000 0.00000000000 0.32351681000 25.83803359788pt 17.79919965034pt)" svg:viewBox="0 0 27 25" svg:d="M8.2334 15.588L0 9.65754L10.1862 9.57486L13.3456 0L16.5727 9.55281L26.7589 9.56541L18.5678 15.5518L21.7033 25.1345L21.7033 25.1345L13.4141 19.282L5.16558 25.192Z" koffice:nodeTypes="cccccccccccc"/>
          <draw:path draw:style-name="gr2" draw:id="shape6" draw:name="polygon144" draw:layer="" svg:width="26.75894046815pt" svg:height="25.19197737846pt" draw:transform="matrix(0.32351681000 0.00000000000 0.00000000000 0.32351681000 29.49620079788pt 28.64486365034pt)" svg:viewBox="0 0 27 25" svg:d="M8.2334 15.588L0 9.65754L10.1862 9.57486L13.3456 0L16.5727 9.55281L26.7589 9.56541L18.5678 15.5518L21.7033 25.1345L21.7033 25.1345L13.4141 19.282L5.16558 25.192Z" koffice:nodeTypes="cccccccccccc"/>
          <draw:path draw:style-name="gr2" draw:id="shape7" draw:name="polygon145" draw:layer="" svg:width="26.75894046815pt" svg:height="25.19197737846pt" draw:transform="matrix(0.32351681000 0.00000000000 0.00000000000 0.32351681000 41.66845199788pt 28.56513565034pt)" svg:viewBox="0 0 27 25" svg:d="M8.2334 15.588L0 9.65754L10.1862 9.57486L13.3456 0L16.5727 9.55281L26.7589 9.56541L18.5678 15.5518L21.7033 25.1345L21.7033 25.1345L13.4141 19.282L5.16558 25.192Z" koffice:nodeTypes="cccccccccccc"/>
          <draw:path draw:style-name="gr2" draw:id="shape8" draw:name="polygon146" draw:layer="" svg:width="26.75894046815pt" svg:height="25.19197737846pt" draw:transform="matrix(0.32351681000 0.00000000000 0.00000000000 0.32351681000 45.29797279788pt 17.80780765034pt)" svg:viewBox="0 0 27 25" svg:d="M8.2334 15.588L0 9.65754L10.1862 9.57486L13.3456 0L16.5727 9.55281L26.7589 9.56541L18.5678 15.5518L21.7033 25.1345L21.7033 25.1345L13.4141 19.282L5.16558 25.192Z" koffice:nodeTypes="cccccccccccc"/>
          <draw:path draw:style-name="gr2" draw:id="shape9" draw:name="polygon147" draw:layer="" svg:width="26.75894046815pt" svg:height="25.19197737846pt" draw:transform="matrix(0.32351681000 0.00000000000 0.00000000000 0.32351681000 35.66177199788pt 10.67096765034pt)" svg:viewBox="0 0 27 25" svg:d="M8.2334 15.588L0 9.65754L10.1862 9.57486L13.3456 0L16.5727 9.55281L26.7589 9.56541L18.5678 15.5518L21.7033 25.1345L21.7033 25.1345L13.4141 19.282L5.16558 25.192Z" koffice:nodeTypes="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1:46</dc:date>
    <meta:creation-date>2011-05-22T06:11:38</meta:creation-date>
    <dc:creator>Yue Liu</dc:creator>
  </office:meta>
</office:document-meta>
</file>